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, mV</text:p>
          </table:table-cell>
          <table:table-cell office:value-type="string" calcext:value-type="string">
            <text:p>\tau, us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01" calcext:value-type="float">
            <text:p>0.01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018" calcext:value-type="float">
            <text:p>0.018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018" calcext:value-type="float">
            <text:p>0.018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8" calcext:value-type="float">
            <text:p>0.018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0.014" calcext:value-type="float">
            <text:p>0.014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0.018" calcext:value-type="float">
            <text:p>0.018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4" calcext:value-type="float">
            <text:p>0.014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0.018" calcext:value-type="float">
            <text:p>0.018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8" calcext:value-type="float">
            <text:p>0.018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.018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8" calcext:value-type="float">
            <text:p>0.018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.018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6:10:09.9928122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37:12.454449113</meta:creation-date>
    <dc:date>2024-10-27T16:11:38.410427769</dc:date>
    <meta:editing-duration>PT8M54S</meta:editing-duration>
    <meta:editing-cycles>3</meta:editing-cycles>
    <meta:generator>LibreOffice/24.8.2.1$Linux_X86_64 LibreOffice_project/480$Build-1</meta:generator>
    <meta:document-statistic meta:table-count="1" meta:cell-count="45" meta:object-count="0"/>
  </office:meta>
</office:document-meta>
</file>